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asics</text:p>
      <text:p text:style-name="P2">Skalare: sind Zahlen -&gt; Literatur kleiner Buchstabe ist Skalar meistens</text:p>
      <text:p text:style-name="P2">Vektor: <text:s/>Wie Array von Skalaren, fangen in Literatur bei 1 an, In literatur kleiner Buchstabe: Fett <text:tab/>geschrieben</text:p>
      <text:p text:style-name="P2"><text:tab/>-Kann als Punkt in Rn gedacht werden</text:p>
      <text:p text:style-name="P2"><text:tab/>-Teilbereiche werden mit Mengen dargestellt: S = {2,3,5} mit element 2 3 und 5</text:p>
      <text:p text:style-name="P2">Matrix: -In Literatur Große Fette Buchstaben</text:p>
      <text:p text:style-name="P2"><text:tab/>-2D Vektor, Zeilen werden zuerst angegeben </text:p>
      <text:p text:style-name="P2"><text:tab/>-i als Zeilen oft, j als Spalten</text:p>
      <text:p text:style-name="P2"><text:tab/>-Ai,: ist Zeile i in Octave , A:,j ist Spalte j , Matrix so geschrieben A=[2 3 2; 3 2 4]</text:p>
      <text:p text:style-name="P2"><text:tab/>-&gt; Vektor ist eine nx1 Matrix</text:p>
      <text:p text:style-name="P2"/>
      <text:p text:style-name="P2">Operationen:</text:p>
      <text:p text:style-name="P2"><text:tab/>-Matrix / Vektor Addieren: Müsse die selben Dimensionen haben, dann einfach addieren</text:p>
      <text:p text:style-name="P2"><text:tab/>-Matrix mit Skalar Multiplizieren: -&gt; Alles in der Matirx wird mit dem Skalar multipliziert</text:p>
      <text:p text:style-name="P2"><text:tab/>-Matrix Matrix Multiplikation:</text:p>
      <text:p text:style-name="P2"><text:tab/><text:tab/>-Matrix 1 muss so breit sein wie die andere hoch</text:p>
      <text:p text:style-name="P2"><text:tab/><text:tab/>-Bei M(mxn) * M(nxl) -&gt; M(mxl)</text:p>
      <text:p text:style-name="P2"><text:tab/><text:tab/>-Multiplizieren, rechts wird nach oben geschoben gedanklUnd dann wirds verrechnet</text:p>
      <text:p text:style-name="P2"><text:tab/><text:tab/>-Wenn man etwas aus Vektoren mit ner Matrix multipliziert setzt man es in ein <text:tab/><text:tab/><text:tab/>anderes koordinatensystem -&gt; aus ner Ebene kann keine kugel werden, weil das <text:tab/><text:tab/><text:tab/>Koordinatensystem vorher 2D war.</text:p>
      <text:p text:style-name="P2"><text:tab/>-Als Funktion:</text:p>
      <text:p text:style-name="P2"><text:tab/><text:tab/>-Inputwerte sind ein Vektor,</text:p>
      <text:p text:style-name="P2"><text:tab/><text:tab/>-eine Spalte vorne dran mit 1en</text:p>
      <text:p text:style-name="P2"><text:tab/><text:tab/>-mit Vektor multiplizieren der 2D is und wenn f(x) = mx+t is, is der vektor [t;m]</text:p>
      <text:p text:style-name="P2"><text:tab/>-Matrix*Matrix</text:p>
      <text:p text:style-name="P2"><text:tab/><text:tab/>-Die Spalten der zweiten Matrix als Vektoren ansehen und dann die Ergebnisvektoren <text:tab/><text:tab/>sind die neuen Spalten der ErfegnisMatrix</text:p>
      <text:p text:style-name="P2"><text:tab/><text:tab/>-&gt; man kann das auch als mehrere Funktionen anwenden -&gt; Spalte ist wie ein Vektor <text:tab/><text:tab/><text:tab/>-&gt; zweite Matrix ist nach tem motto: [t1 t2 t3;m1 m2 m3]</text:p>
      <text:p text:style-name="P2">Matrizen:</text:p>
      <text:p text:style-name="P2"><text:tab/>-Nicht Kommutativ</text:p>
      <text:p text:style-name="P2"><text:tab/>-Aber Assoziativ</text:p>
      <text:p text:style-name="P2"><text:tab/>-Neutrales Element (wie 1 bei Skalaren) ist die Einheitsmatrix: Diagonal links oben nach <text:tab/>rechts unten 1er sonst nur 0</text:p>
      <text:p text:style-name="P2"><text:tab/>-OCTAVE: Einheitsmatrix ist eye(4) für 4x4 </text:p>
      <text:p text:style-name="P2"><text:tab/>-Inverses Element -&gt; Bei Skalaren a*a^-1 = 1 -&gt; Skalar zu neutralem Element machen</text:p>
      <text:p text:style-name="P2"><text:tab/>-Nicht invertierbare Matrizen heißen singulär</text:p>
      <text:p text:style-name="P2"><text:tab/>-OCTAVE inv(A) ist inverse von A</text:p>
      <text:p text:style-name="P2"><text:tab/>-<text:tab/>[1 2][x]=[2] <text:s/>-&gt; [1 2]^-1[2] = [x]</text:p>
      <text:p text:style-name="P2"><text:tab/><text:tab/>[4 3][y]=[5] <text:s/>-&gt; [4 3] <text:s text:c="4"/>[5] = [y]</text:p>
      <text:p text:style-name="P2"><text:tab/>-Muss eindeutig sein, damit mans invertieren kann</text:p>
      <text:p text:style-name="P2"><text:tab/>-Rang einer Matrix ist die Anzahl der Spalten, weil bei einem Rang von 2 nur ein 2D Körper <text:tab/>rauskommen kann, nichts höheres.</text:p>
      <text:p text:style-name="P2"/>
      <text:p text:style-name="P2">Norm:</text:p>
      <text:p text:style-name="P2"><text:tab/>-bei Vektor x ist norm ||x||</text:p>
      <text:p text:style-name="P2"><text:tab/>-Ist die länge</text:p>
      <text:p text:style-name="P2"><text:tab/>-p-norm: </text:p>
      <text:p text:style-name="P2"><text:tab/>-bei 2 is euklidischer abstand</text:p>
      <text:p text:style-name="P2"><text:tab/>-bei 1 is Manhatten distance</text:p>
      <text:p text:style-name="P2"><text:soft-page-break/><text:tab/>-bei unendlich bleibt die größere zahl, also is die Max-Norm</text:p>
      <text:p text:style-name="P2"><text:tab/>-Dreiecksungleichung: f(x+y) &lt;= f(x)+f(y)</text:p>
      <text:p text:style-name="P2"/>
      <text:p text:style-name="P2">Matrix-Multiplikation:</text:p>
      <text:p text:style-name="P2"><text:tab/>-bei A*B alle Matrizen die rauskommen wenn man Spalten von A und Zeilen von B <text:tab/><text:tab/><text:tab/>multiplizert, elementweise addiert</text:p>
      <text:p text:style-name="P2">Matrizen Invertieren:</text:p>
      <text:p text:style-name="P2"><text:tab/>-Müssen Quadratisch sein</text:p>
      <text:p text:style-name="P2"><text:tab/>-Spalten und ZeilenVektoren dürfen nicht nur 0er sein und nicht linear Abhängig</text:p>
      <text:p text:style-name="P2"><text:tab/>-Span darf nicht größer sein als Rang</text:p>
      <text:p text:style-name="P2"><text:tab/>-Transponierte ist die espiegelte Matrix</text:p>
      <text:p text:style-name="P2"><text:tab/>-Wenn man die Spaltenvektoren der Einheitsmatrix mit dem Gaussverfahren <text:tab/>(eliminationsverfahren) berechnet, bekommt man die spaltenvektoren der inversen</text:p>
      <text:p text:style-name="P2"><text:tab/>-Determinante darf nicht 0 sein</text:p>
      <text:p text:style-name="P2">Produkte:</text:p>
      <text:p text:style-name="P2"><text:tab/>-Skalarprodukt von a und b -&gt; |a|*|b|*cos(winkelzwischen a und b)</text:p>
      <text:p text:style-name="P2"><text:tab/>-orthogonal ist senkrecht</text:p>
      <text:p text:style-name="P2"><text:tab/>-orthonormal -&gt; vektor hat länge 1 -&gt; einheitsvektor</text:p>
      <text:p text:style-name="P2">Gleichungssysteme:</text:p>
      <text:p text:style-name="P2"><text:tab/>-Entweder Geraden oder Ebenen die sich am richtigen ergebnis scheiden</text:p>
      <text:p text:style-name="P2"><text:tab/><text:tab/>Bei <text:tab/>(1 4)(x)=2 <text:s text:c="3"/><text:tab/>-&gt; y = 1/4 x + 1/2</text:p>
      <text:p text:style-name="P2"><text:tab/><text:tab/><text:tab/>(5 2)(y)=3<text:tab/>-&gt; y = 5/2 x + 3/2</text:p>
      <text:p text:style-name="P2"><text:tab/>-Oder Vektoren, die irendwie zum Vektor auf der anderen Seite vom Gleich zeichen <text:tab/>hinkommen wollen</text:p>
      <text:p text:style-name="P2"><text:tab/><text:tab/>(a b)(x) = (5)<text:tab/>-&gt; <text:tab/>(a)<text:tab/>(b) = (5)</text:p>
      <text:p text:style-name="P2"><text:tab/><text:tab/>(c d)(y) = (6)<text:tab/>-&gt; <text:s text:c="2"/>x*<text:tab/>(c)+ y*<text:tab/>(c) = (6)</text:p>
      <text:p text:style-name="P2"><text:tab/>-Wie transformiert man x y vektor in den vektor rechts</text:p>
      <text:p text:style-name="P2"/>
      <text:p text:style-name="P2">Eigenwerte:</text:p>
      <text:p text:style-name="P2"><text:tab/>-Eigenvektor von Matrix A ändert nur Länge bei Matrixtranformation mit Matrix A</text:p>
      <text:p text:style-name="P2"><text:tab/>-Ergebnis vom charakteristischen Polynom</text:p>
      <text:p text:style-name="P2"><text:tab/>-Produkt der Eigenwerte ist die Determinante</text:p>
      <text:p text:style-name="P2"/>
      <text:p text:style-name="P2">Spur:</text:p>
      <text:p text:style-name="P2"><text:tab/>-Summer der Werte auf der Diagonalen einer Matrix</text:p>
      <text:p text:style-name="P2"><text:tab/>-Eigenwerte Addiert ergeben die Spur</text:p>
      <text:p text:style-name="P2"><text:tab/>-&gt;<text:tab/>(a b)</text:p>
      <text:p text:style-name="P2"><text:tab/><text:tab/>(c d) -&gt; Spur = EigenWert1+EigenWert2 = a+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H51M59S</meta:editing-duration>
    <meta:editing-cycles>61</meta:editing-cycles>
    <meta:generator>OpenOffice.org/3.4.1$Win32 OpenOffice.org_project/341m1$Build-9593</meta:generator>
    <dc:date>2015-05-28T15:27:44.98</dc:date>
    <meta:document-statistic meta:table-count="0" meta:image-count="0" meta:object-count="0" meta:page-count="2" meta:paragraph-count="75" meta:word-count="605" meta:character-count="3808"/>
    <meta:user-defined meta:name="Info 1"/>
    <meta:user-defined meta:name="Info 2"/>
    <meta:user-defined meta:name="Info 3"/>
    <meta:user-defined meta:name="Info 4"/>
  </office:meta>
</office:document-meta>
</file>